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1 createdAt:01/07/2022, 11:22:58*/</text:p>
      <text:p text:style-name="Standard">{</text:p>
      <text:p text:style-name="Standard"><text:tab/>"_id" : ObjectId("62be8bbab727a322dcdab179"),</text:p>
      <text:p text:style-name="Standard"><text:tab/>"projectId" : "62be8bbab727a322dcdab178",</text:p>
      <text:p text:style-name="Standard"><text:tab/>"orgId" : "62bd7c7facd31950f86d82d9",</text:p>
      <text:p text:style-name="Standard"><text:tab/>"_class" : "com.albanero.authservice.model.ProjectOrg"</text:p>
      <text:p text:style-name="Standard">},</text:p>
      <text:p text:style-name="Standard"/>
      <text:p text:style-name="Standard">/* 2 createdAt:01/07/2022, 11:15:53*/</text:p>
      <text:p text:style-name="Standard">{</text:p>
      <text:p text:style-name="Standard"><text:tab/>"_id" : ObjectId("62be8a11a2bd5b178a276c38"),</text:p>
      <text:p text:style-name="Standard"><text:tab/>"projectId" : "62be8a11a2bd5b178a276c37",</text:p>
      <text:p text:style-name="Standard"><text:tab/>"orgId" : "62bd7c7facd31950f86d82d9",</text:p>
      <text:p text:style-name="Standard"><text:tab/>"_class" : "com.albanero.authservice.model.ProjectOrg"</text:p>
      <text:p text:style-name="Standard">},</text:p>
      <text:p text:style-name="Standard"/>
      <text:p text:style-name="Standard">/* 3 createdAt:30/06/2022, 16:52:19*/</text:p>
      <text:p text:style-name="Standard">{</text:p>
      <text:p text:style-name="Standard"><text:tab/>"_id" : ObjectId("62bd876ba574877317de5223"),</text:p>
      <text:p text:style-name="Standard"><text:tab/>"projectId" : "62bd876ba574877317de5222",</text:p>
      <text:p text:style-name="Standard"><text:tab/>"orgId" : "62bd7c7facd31950f86d82d9",</text:p>
      <text:p text:style-name="Standard"><text:tab/>"_class" : "com.albanero.authservice.model.ProjectOrg"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9:21:48.210758449</meta:creation-date>
    <dc:date>2022-07-07T19:21:58.769037896</dc:date>
    <meta:editing-duration>PT10S</meta:editing-duration>
    <meta:editing-cycles>1</meta:editing-cycles>
    <meta:document-statistic meta:table-count="0" meta:image-count="0" meta:object-count="0" meta:page-count="1" meta:paragraph-count="21" meta:word-count="54" meta:character-count="662" meta:non-whitespace-character-count="617"/>
    <meta:generator>LibreOffice/6.4.7.2$Linux_X86_64 LibreOffice_project/40$Build-2</meta:generator>
  </office:meta>
</office:document-meta>
</file>